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、無事に森を抜けることができたよ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appears we've made it safely through
the forest.</text:p>
          </table:table-cell>
          <table:table-cell table:number-columns-repeated="1020"/>
        </table:table-row>
        <table:table-row>
          <table:table-cell table:style-name="ce0" office:value-type="string">
            <text:p>ここが老人の言っていた「ジンブー村」と
見え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is must be the "Jinbū village" that the old
man mentioned.</text:p>
          </table:table-cell>
          <table:table-cell table:number-columns-repeated="1020"/>
        </table:table-row>
        <table:table-row>
          <table:table-cell table:style-name="ce0" office:value-type="string">
            <text:p>この村に、地図をもってるおばあちゃんが
いるんだよね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s this where we can find the Grandma who
has a map?</text:p>
          </table:table-cell>
          <table:table-cell table:number-columns-repeated="1020"/>
        </table:table-row>
        <table:table-row>
          <table:table-cell table:style-name="ce0" office:value-type="string">
            <text:p>そのはずだ。　「ベスばあさん」と呼んでいた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expect so. I believe she was referred to as
"Grandma Beth".</text:p>
          </table:table-cell>
          <table:table-cell table:number-columns-repeated="1020"/>
        </table:table-row>
        <table:table-row>
          <table:table-cell table:style-name="ce0" office:value-type="string">
            <text:p>んじゃ、その人の居場所を聞いてまわろう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kay, let's ask around and find out where
she is.</text:p>
          </table:table-cell>
          <table:table-cell table:number-columns-repeated="1020"/>
        </table:table-row>
        <table:table-row>
          <table:table-cell table:style-name="ce0" office:value-type="string">
            <text:p>ようこそジンブー村へ。</text:p>
          </table:table-cell>
          <table:table-cell table:style-name="ce0"/>
          <table:table-cell table:style-name="ce0" office:value-type="string">
            <text:p>Villager 1
</text:p>
          </table:table-cell>
          <table:table-cell table:style-name="ce0" office:value-type="string">
            <text:p>Welcome to Jinbū village.</text:p>
          </table:table-cell>
          <table:table-cell table:number-columns-repeated="1020"/>
        </table:table-row>
        <table:table-row>
          <table:table-cell table:style-name="ce0" office:value-type="string">
            <text:p>旅の人かい？　何にも無い村だけど、まあ
ゆっくりしていくといい。</text:p>
          </table:table-cell>
          <table:table-cell table:style-name="ce0"/>
          <table:table-cell table:style-name="ce0" office:value-type="string">
            <text:p>Villager 2
</text:p>
          </table:table-cell>
          <table:table-cell table:style-name="ce0" office:value-type="string">
            <text:p>Are you travellers? There's nothing going on in
this village, but hey, take it easy.</text:p>
          </table:table-cell>
          <table:table-cell table:number-columns-repeated="1020"/>
        </table:table-row>
        <table:table-row>
          <table:table-cell table:style-name="ce0" office:value-type="string">
            <text:p>こういうのんびりした生活も悪くないわ。
でも、最近は魔物が・・・</text:p>
          </table:table-cell>
          <table:table-cell table:style-name="ce0"/>
          <table:table-cell table:style-name="ce0" office:value-type="string">
            <text:p>Villager 3
</text:p>
          </table:table-cell>
          <table:table-cell table:style-name="ce0" office:value-type="string">
            <text:p>A laid-back lifestyle like this isn't so bad.
But lately, the demons...</text:p>
          </table:table-cell>
          <table:table-cell table:number-columns-repeated="1020"/>
        </table:table-row>
        <table:table-row>
          <table:table-cell table:style-name="ce0" office:value-type="string">
            <text:p>魔物だけは、許さない！</text:p>
          </table:table-cell>
          <table:table-cell table:style-name="ce0"/>
          <table:table-cell table:style-name="ce0" office:value-type="string">
            <text:p>Villager 4
</text:p>
          </table:table-cell>
          <table:table-cell table:style-name="ce0" office:value-type="string">
            <text:p>Demons are the one thing I can't overlook!</text:p>
          </table:table-cell>
          <table:table-cell table:number-columns-repeated="1020"/>
        </table:table-row>
        <table:table-row>
          <table:table-cell table:style-name="ce0" office:value-type="string">
            <text:p>森や洞窟は魔物の温床だ。　不用意に
立ち入れば、ただじゃすまないぜ。</text:p>
          </table:table-cell>
          <table:table-cell table:style-name="ce0"/>
          <table:table-cell table:style-name="ce0" office:value-type="string">
            <text:p>Villager 5
</text:p>
          </table:table-cell>
          <table:table-cell table:style-name="ce0" office:value-type="string">
            <text:p>Forests and caves are demon hotbeds. Wander
into the wrong place, 'n you'll pay for it.</text:p>
          </table:table-cell>
          <table:table-cell table:number-columns-repeated="1020"/>
        </table:table-row>
        <table:table-row>
          <table:table-cell table:style-name="ce0" office:value-type="string">
            <text:p>ときどき村に行商人が来るんだけど、あれは
ホント助かるねえ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We have the occasional merchant come to the
village. It really helps out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るんだ。
魔物のことを考えれば、まあ仕方ないよね。</text:p>
          </table:table-cell>
          <table:table-cell table:style-name="ce0"/>
          <table:table-cell table:style-name="ce0" office:value-type="string">
            <text:p>Villager 7
</text:p>
          </table:table-cell>
          <table:table-cell table:style-name="ce0" office:value-type="string">
            <text:p>The village head has blockaded the road north.
I guess it makes sense, demons 'n all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たんだけど、
城の兵士の演習場として最近開放された
みたいだね。</text:p>
          </table:table-cell>
          <table:table-cell table:style-name="ce0" office:value-type="string">
            <text:p>Later</text:p>
          </table:table-cell>
          <table:table-cell table:style-name="ce0" office:value-type="string">
            <text:p>Villager 7
</text:p>
          </table:table-cell>
          <table:table-cell table:style-name="ce0" office:value-type="string">
            <text:p>The village head had blockaded the road north,
but it seems the castle soldiers've recently
reopened it as a training ground.</text:p>
          </table:table-cell>
          <table:table-cell table:number-columns-repeated="1020"/>
        </table:table-row>
        <table:table-row>
          <table:table-cell table:style-name="ce0" office:value-type="string">
            <text:p>あ、バッタ！！</text:p>
          </table:table-cell>
          <table:table-cell table:style-name="ce0"/>
          <table:table-cell table:style-name="ce0" office:value-type="string">
            <text:p>Kid 1
</text:p>
          </table:table-cell>
          <table:table-cell table:style-name="ce0" office:value-type="string">
            <text:p>Woah, a grasshopper!!</text:p>
          </table:table-cell>
          <table:table-cell table:number-columns-repeated="1020"/>
        </table:table-row>
        <table:table-row>
          <table:table-cell table:style-name="ce0" office:value-type="string">
            <text:p>なーなー、鬼ごっこやろうぜー！</text:p>
          </table:table-cell>
          <table:table-cell table:style-name="ce0"/>
          <table:table-cell table:style-name="ce0" office:value-type="string">
            <text:p>Kid 2
</text:p>
          </table:table-cell>
          <table:table-cell table:style-name="ce0" office:value-type="string">
            <text:p>Hey, hey, let's play tag!</text:p>
          </table:table-cell>
          <table:table-cell table:number-columns-repeated="1020"/>
        </table:table-row>
        <table:table-row>
          <table:table-cell table:style-name="ce0" office:value-type="string">
            <text:p>ぐわおおおお！！！</text:p>
          </table:table-cell>
          <table:table-cell table:style-name="ce0" office:value-type="string">
            <text:p>Playing with Beth</text:p>
          </table:table-cell>
          <table:table-cell table:style-name="ce0" office:value-type="string">
            <text:p>Kid 2
</text:p>
          </table:table-cell>
          <table:table-cell table:style-name="ce0" office:value-type="string">
            <text:p>Roooaaaar!!!</text:p>
          </table:table-cell>
          <table:table-cell table:number-columns-repeated="1020"/>
        </table:table-row>
        <table:table-row>
          <table:table-cell table:style-name="ce0" office:value-type="string">
            <text:p>お花で冠をつくってるのー！</text:p>
          </table:table-cell>
          <table:table-cell table:style-name="ce0"/>
          <table:table-cell table:style-name="ce0" office:value-type="string">
            <text:p>Kid 3
</text:p>
          </table:table-cell>
          <table:table-cell table:style-name="ce0" office:value-type="string">
            <text:p>I'm making a crown out of flowers!</text:p>
          </table:table-cell>
          <table:table-cell table:number-columns-repeated="1020"/>
        </table:table-row>
        <table:table-row>
          <table:table-cell table:style-name="ce0" office:value-type="string">
            <text:p>うおーー！　ぎゃおーー！！</text:p>
          </table:table-cell>
          <table:table-cell table:style-name="ce0"/>
          <table:table-cell table:style-name="ce0" office:value-type="string">
            <text:p>Kid 4
</text:p>
          </table:table-cell>
          <table:table-cell table:style-name="ce0" office:value-type="string">
            <text:p>Uuoohh! Gyaooo!!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ゆくぞ！　くらえ怪物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Forward! Take this, foul creature!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インフィニティ・ユニオン・ブリンガー！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Infinity ・ Union ・ Bringer!!!"</text:p>
          </table:table-cell>
          <table:table-cell table:number-columns-repeated="1020"/>
        </table:table-row>
        <table:table-row>
          <table:table-cell table:style-name="ce0" office:value-type="string">
            <text:p>子供
「ぎゃああー！！　やられたーーーー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Kid
"Gyaaa!! I've been haaaaaad!"</text:p>
          </table:table-cell>
          <table:table-cell table:number-columns-repeated="1020"/>
        </table:table-row>
        <table:table-row>
          <table:table-cell table:style-name="ce0" office:value-type="string">
            <text:p>遊戯の途中で失礼するが、あなたがベスと
いう名の老婆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Sorry to interrupt your game, but are you the
old lady known as Beth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かにも、あたしがベスさ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Indeed, I'm Beth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んで、そういうあんたは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So, who would you be?"</text:p>
          </table:table-cell>
          <table:table-cell table:number-columns-repeated="1020"/>
        </table:table-row>
        <table:table-row>
          <table:table-cell table:style-name="ce0" office:value-type="string">
            <text:p>俺は早乙女。　とある高校の1年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aotome. A first-year in a certain school.</text:p>
          </table:table-cell>
          <table:table-cell table:number-columns-repeated="1020"/>
        </table:table-row>
        <table:table-row>
          <table:table-cell table:style-name="ce0" office:value-type="string">
            <text:p>あたしは常夏っていいます。　おなじく1年で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y name is Tokonatsu. A first-year, like him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トアルコーコー？　よくわからんが、まあ
　細かいことはい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...'A certain school'? That raises some
questions, but never to mind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で、あたしに何の用かしら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re you feeling all right?</text:p>
          </table:table-cell>
          <table:table-cell table:number-columns-repeated="1020"/>
        </table:table-row>
        <table:table-row>
          <table:table-cell table:style-name="ce0" office:value-type="string">
            <text:p>俺たちは、このあたりの地図を探し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're searching for a map of this area.</text:p>
          </table:table-cell>
          <table:table-cell table:number-columns-repeated="1020"/>
        </table:table-row>
        <table:table-row>
          <table:table-cell table:style-name="ce0" office:value-type="string">
            <text:p>あなたなら持っていると、ドノ村の老人が
教示してくれ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n old man from Dono told us that if anyone
had a map, it would be you.</text:p>
          </table:table-cell>
          <table:table-cell table:number-columns-repeated="1020"/>
        </table:table-row>
        <table:table-row>
          <table:table-cell table:style-name="ce0" office:value-type="string">
            <text:p>あの・・・よろしければ、地図を見せてもらえ
ません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m... if it's okay with you, would you please
show us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そんなことかい。　いいとも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Ah, is that it? Very well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じゃあたしの家までおいで。　雑貨屋が
　あたしの家だ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In that case, please follow me to my home.
My house is the general store."</text:p>
          </table:table-cell>
          <table:table-cell table:number-columns-repeated="1020"/>
        </table:table-row>
        <table:table-row>
          <table:table-cell table:style-name="ce0" office:value-type="string">
            <text:p>雑貨屋・・・？　どこでしたっけ・・・？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e general store...? Where was that,
again...?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村の入り口にあるよ。　ドアの上に
　“ＩＴＥＭ”って看板が貼ってあるから、
　それを目印にするといい。」</text:p>
          </table:table-cell>
          <table:table-cell table:style-name="ce0"/>
          <table:table-cell table:style-name="ce0"/>
          <table:table-cell table:style-name="ce0" office:value-type="string">
            <text:p>Grandma Beth
"It's by the village entrance. It has a signboard
that says "ＩＴＥＭ" stuck to it, so use that as
a landmark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一足先に、その雑貨屋の２階で待ってるから
　ね。」</text:p>
          </table:table-cell>
          <table:table-cell table:style-name="ce0"/>
          <table:table-cell table:style-name="ce0"/>
          <table:table-cell table:style-name="ce0" office:value-type="string">
            <text:p>Grandma Beth
"I'll run along and wait for you on the second
floor of that building, all right?"</text:p>
          </table:table-cell>
          <table:table-cell table:number-columns-repeated="1020"/>
        </table:table-row>
        <table:table-row>
          <table:table-cell table:style-name="ce0" office:value-type="string">
            <text:p>雑貨屋の２階だな、分かった。
すぐ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general store's second story; understood.
Let's head there straight away.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こんちゃ！」</text:p>
          </table:table-cell>
          <table:table-cell table:style-name="ce0"/>
          <table:table-cell table:style-name="ce0" office:value-type="string">
            <text:p>Lady outside store</text:p>
          </table:table-cell>
          <table:table-cell table:style-name="ce0" office:value-type="string">
            <text:p>Young Lady
"Hiya!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し今、なぜか冒険の心得を誰かに
　話したくて話したくて仕方ないのっ！」</text:p>
          </table:table-cell>
          <table:table-cell table:style-name="ce0"/>
          <table:table-cell table:style-name="ce0"/>
          <table:table-cell table:style-name="ce0" office:value-type="string">
            <text:p>Young Lady
"For some reason, I've been dying to share my
vast adventuring knowledge with someone!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お願い、あたしに冒険の心得を話させて！！」</text:p>
          </table:table-cell>
          <table:table-cell table:style-name="ce0"/>
          <table:table-cell table:style-name="ce0"/>
          <table:table-cell table:style-name="ce0" office:value-type="string">
            <text:p>Young Lady
"Please, let me bestow my expertise upon you!"</text:p>
          </table:table-cell>
          <table:table-cell table:number-columns-repeated="1020"/>
        </table:table-row>
        <table:table-row>
          <table:table-cell table:style-name="ce0" office:value-type="string">
            <text:p>敵との戦闘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ghting enemies
</text:p>
          </table:table-cell>
          <table:table-cell table:number-columns-repeated="1020"/>
        </table:table-row>
        <table:table-row>
          <table:table-cell table:style-name="ce0" office:value-type="string">
            <text:p>アイテム整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orting items
</text:p>
          </table:table-cell>
          <table:table-cell table:number-columns-repeated="1020"/>
        </table:table-row>
        <table:table-row>
          <table:table-cell table:style-name="ce0" office:value-type="string">
            <text:p>飲み物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rinks
</text:p>
          </table:table-cell>
          <table:table-cell table:number-columns-repeated="1020"/>
        </table:table-row>
        <table:table-row>
          <table:table-cell table:style-name="ce0" office:value-type="string">
            <text:p>お手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rooms
</text:p>
          </table:table-cell>
          <table:table-cell table:number-columns-repeated="1020"/>
        </table:table-row>
        <table:table-row>
          <table:table-cell table:style-name="ce0" office:value-type="string">
            <text:p>おねーさん
「今いるフィールドから別のフィールドに移動
　するとき、青い矢印と赤い矢印があるの。」</text:p>
          </table:table-cell>
          <table:table-cell table:style-name="ce0" office:value-type="string">
            <text:p>Fighting enemies</text:p>
          </table:table-cell>
          <table:table-cell table:style-name="ce0"/>
          <table:table-cell table:style-name="ce0" office:value-type="string">
            <text:p>Young Lady
"Whenever you move from one area to
another, you'll see either blue or red arrows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青い矢印は、敵が出ない安全なフィールド。」</text:p>
          </table:table-cell>
          <table:table-cell table:style-name="ce0"/>
          <table:table-cell table:style-name="ce0"/>
          <table:table-cell table:style-name="ce0" office:value-type="string">
            <text:p>Young Lady
"Blue arrows indicate a area which is safe
from foes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は、敵が出る危険なフィールドよ。」</text:p>
          </table:table-cell>
          <table:table-cell table:style-name="ce0"/>
          <table:table-cell table:style-name="ce0"/>
          <table:table-cell table:style-name="ce0" office:value-type="string">
            <text:p>Young Lady
"Red arrows indicate a dangerous area where
enemies can come out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敵の出るフィールドを歩いていると、敵と
　戦闘になることがあるわ。」</text:p>
          </table:table-cell>
          <table:table-cell table:style-name="ce0"/>
          <table:table-cell table:style-name="ce0"/>
          <table:table-cell table:style-name="ce0" office:value-type="string">
            <text:p>Young Lady
"If you walk around in one of those dangerous
areas, you'll eventually get into a battle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勝てば経験値とお金が手に入るけど、
　パーティ全員が気絶すると負けちゃうわ。」</text:p>
          </table:table-cell>
          <table:table-cell table:style-name="ce0"/>
          <table:table-cell table:style-name="ce0"/>
          <table:table-cell table:style-name="ce0" office:value-type="string">
            <text:p>Young Lady
"If you win, you'll gain experience and money,
but if everyone in your party faints, it's game
over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のフィールドには十分気を付けて
　ね。」</text:p>
          </table:table-cell>
          <table:table-cell table:style-name="ce0"/>
          <table:table-cell table:style-name="ce0"/>
          <table:table-cell table:style-name="ce0" office:value-type="string">
            <text:p>Young Lady
"Take extra care in areas with red arrows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にアイテムは必需品よ。」</text:p>
          </table:table-cell>
          <table:table-cell table:style-name="ce0" office:value-type="string">
            <text:p>Sorting items</text:p>
          </table:table-cell>
          <table:table-cell table:style-name="ce0"/>
          <table:table-cell table:style-name="ce0" office:value-type="string">
            <text:p>Young Lady
"Items are essential for adventuring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なたの場合、そうね。　30個までアイテムを
　持ち歩けるわ。」</text:p>
          </table:table-cell>
          <table:table-cell table:style-name="ce0"/>
          <table:table-cell table:style-name="ce0"/>
          <table:table-cell table:style-name="ce0" office:value-type="string">
            <text:p>Young Lady
"As for you, let's see... I'd say you could carry
up to 30 items with you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メニューからアイテム画面を開けば、今持って
　いるアイテムを確認したり、使ったりできる
　のよ。」</text:p>
          </table:table-cell>
          <table:table-cell table:style-name="ce0"/>
          <table:table-cell table:style-name="ce0"/>
          <table:table-cell table:style-name="ce0" office:value-type="string">
            <text:p>Young Lady
"If you open the items screen from the menu,
you can see what items you have and use
them, too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アイテム画面で【Ｚ】キーを押せばキレイに
　整頓できるし、【Ａ】キーを押せば不要になった
　アイテムを捨てることもできるわ。」</text:p>
          </table:table-cell>
          <table:table-cell table:style-name="ce0"/>
          <table:table-cell table:style-name="ce0"/>
          <table:table-cell table:style-name="ce0" office:value-type="string">
            <text:p>Young Lady
"You can tidy up your items by pressing the
【Z】key from the items screen, and discard
what you don't need with the 【A】 key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持ち物は常に整理整頓して、必要なモノを
　確認できるようにしておいてね。」</text:p>
          </table:table-cell>
          <table:table-cell table:style-name="ce0"/>
          <table:table-cell table:style-name="ce0"/>
          <table:table-cell table:style-name="ce0" office:value-type="string">
            <text:p>Young Lady
"Be sure to keep your items nice and tidy, and
make sure you always have what you need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中はいっぱい運動するから、飲み物が
　ないと喉がカラカラになっちゃうわ。」</text:p>
          </table:table-cell>
          <table:table-cell table:style-name="ce0" office:value-type="string">
            <text:p>Drinks</text:p>
          </table:table-cell>
          <table:table-cell table:style-name="ce0"/>
          <table:table-cell table:style-name="ce0" office:value-type="string">
            <text:p>Young Lady
"You'll be moving around a lot on your
adventures, so you need lots of drinks to keep
you from getting thirsty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水分不足になると体が脱水状態になって、
　もうヘトヘト。　とっても危険な状態よ。」</text:p>
          </table:table-cell>
          <table:table-cell table:style-name="ce0"/>
          <table:table-cell table:style-name="ce0"/>
          <table:table-cell table:style-name="ce0" office:value-type="string">
            <text:p>Young Lady
"If you don't drink enough, you'll get
dehydrated and exhausted. That's a very
dangerous state to be in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パーティ人数が多いほど、飲み物はしっかり
　確保して、快適な冒険を心がけてね。」</text:p>
          </table:table-cell>
          <table:table-cell table:style-name="ce0"/>
          <table:table-cell table:style-name="ce0"/>
          <table:table-cell table:style-name="ce0" office:value-type="string">
            <text:p>Young Lady
"The more party members you have, the more
drinks you need to keep with you. Bear that in
mind, and adventure in comfort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ただし！　いくら水分が大事でも、一気に
　ゴクゴク飲み過ぎるのもダメよ。」</text:p>
          </table:table-cell>
          <table:table-cell table:style-name="ce0"/>
          <table:table-cell table:style-name="ce0"/>
          <table:table-cell table:style-name="ce0" office:value-type="string">
            <text:p>Young Lady
"However! No matter how important hydration
is, don't chug down too much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まあ・・・その、女の子は特に注意しないと
　いろいろと・・・ね？」</text:p>
          </table:table-cell>
          <table:table-cell table:style-name="ce0"/>
          <table:table-cell table:style-name="ce0"/>
          <table:table-cell table:style-name="ce0" office:value-type="string">
            <text:p>Young Lady
"I mean... you know, girls need to be extra
careful, or else... right?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とにかく、水分ゲージが100％を超えないように
　気を付けるのよ。　わかった？」</text:p>
          </table:table-cell>
          <table:table-cell table:style-name="ce0"/>
          <table:table-cell table:style-name="ce0"/>
          <table:table-cell table:style-name="ce0" office:value-type="string">
            <text:p>Young Lady
"Anyway, be mindful not to push the hydration
gauge too far past 100%. Is that clear?"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はとってもエキサイティングで楽しいけど
　きちんと休憩を取らないとダメよ。」</text:p>
          </table:table-cell>
          <table:table-cell table:style-name="ce0" office:value-type="string">
            <text:p>Restrooms</text:p>
          </table:table-cell>
          <table:table-cell table:style-name="ce0"/>
          <table:table-cell table:style-name="ce0" office:value-type="string">
            <text:p>Young Lady
"As exciting and fun as adventuring is, you
have to take breathers here and there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気を付けなくちゃいけないのがお手洗いね。」</text:p>
          </table:table-cell>
          <table:table-cell table:style-name="ce0"/>
          <table:table-cell table:style-name="ce0"/>
          <table:table-cell table:style-name="ce0" office:value-type="string">
            <text:p>Young Lady
"Restroom breaks are something to keep in
mind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りまえだけど、森や洞窟にはトイレなんか
　ないわ。」</text:p>
          </table:table-cell>
          <table:table-cell table:style-name="ce0"/>
          <table:table-cell table:style-name="ce0"/>
          <table:table-cell table:style-name="ce0" office:value-type="string">
            <text:p>Young Lady
"It sounds obvious, but there are no toilets
in forests or caves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途中でしたくなっちゃっても、村とかに
　戻らなくちゃいけないから大変よ。」</text:p>
          </table:table-cell>
          <table:table-cell table:style-name="ce0"/>
          <table:table-cell table:style-name="ce0"/>
          <table:table-cell table:style-name="ce0" office:value-type="string">
            <text:p>Young Lady
"If you don't deal with it early on, you'll have
to go back to the nearest village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れに、トイレに行きたいのをガマンした状態
　で無理にワザを使ったりしちゃうと・・・」</text:p>
          </table:table-cell>
          <table:table-cell table:style-name="ce0"/>
          <table:table-cell table:style-name="ce0"/>
          <table:table-cell table:style-name="ce0" office:value-type="string">
            <text:p>Young Lady
"And, if you try to use a skill or something
while you're too desperate...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え？　どうしてもガマンできない時？」</text:p>
          </table:table-cell>
          <table:table-cell table:style-name="ce0"/>
          <table:table-cell table:style-name="ce0"/>
          <table:table-cell table:style-name="ce0" office:value-type="string">
            <text:p>Young Lady
"Eh? What about when you have no choice?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の時は、まあ・・・その時よ////」</text:p>
          </table:table-cell>
          <table:table-cell table:style-name="ce0"/>
          <table:table-cell table:style-name="ce0"/>
          <table:table-cell table:style-name="ce0" office:value-type="string">
            <text:p>Young Lady
"At times like those, well... you know...!"</text:p>
          </table:table-cell>
          <table:table-cell table:number-columns-repeated="1020"/>
        </table:table-row>
        <table:table-row>
          <table:table-cell table:style-name="ce0" office:value-type="string">
            <text:p>おねーさん
「聞きたくなったらいつでも来てね！！」</text:p>
          </table:table-cell>
          <table:table-cell table:style-name="ce0" office:value-type="string">
            <text:p>Exit</text:p>
          </table:table-cell>
          <table:table-cell table:style-name="ce0"/>
          <table:table-cell table:style-name="ce0" office:value-type="string">
            <text:p>Young Lady
"Come back anytime you have something
to ask!!"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がーんっ！　そ、そんなあ！！」</text:p>
          </table:table-cell>
          <table:table-cell table:style-name="ce0" office:value-type="string">
            <text:p>Refuse</text:p>
          </table:table-cell>
          <table:table-cell table:style-name="ce0"/>
          <table:table-cell table:style-name="ce0" office:value-type="string">
            <text:p>Young Lady
"Whaaah? N-No way!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たか。　待っていた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依然として、妹は行方不明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森の奥へ一人で入って行った、ということ
　以外に手がかりは無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急いで探しに行き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してもらえるとありがた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、この“ジャクラの森”には注意すべき
　点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注意すべき点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ジャクラ”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そのとお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すが精霊王、博識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たまたま知ってただけ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そのジャクラってのは何？　魔物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や、ジャクラというのは、この森に繁殖
　している植物の名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特に害があるわけではないのだが、大きな
　電灯のような実を持っているため、場合に
　よっては通路をふさいでいることも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のジャクラを壊しながら進まないと
ならないの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なのだが、問題は破壊できるかどうか
　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頑丈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来はそれほど強固な植物では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今は、世界に充満し始めた魔力の影響で
　非常に高い耐久力を持ってしまっている
　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ことがあるん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アシスでお話しした、“瘴魔状態”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クラは魔力に敏感な性質を持っていて、
特に影響を受けやすい植物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の干渉によって、異常なまでの耐久力と
再生能力を持ってしまってい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ー・・・そんなのが道をふさいでたら、
絶対通れないじゃ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しかし、ひとつだけこの植物を除去する方法が
　あ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すれば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ー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、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言いづらいのだが、君たち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少女の・・・小水をかけるの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・・・小水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のことだ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おろおろ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理解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に汚染された対象を無力化するには、
熾天少女が持つ熾力が必要不可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力を宿した液体をジャクラの根に浸透
させることで、瘴魔状態を打ち破ることが
できるというわけ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とおり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、いや！　決して私が発想した案では
　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力による生物への公害に詳しい学者や
　ユーリャ教会の神官と協議した結果で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き、騎士団長さんの言うとおりで・・・
ジャクラを排除するには、それしか方法が
ないんです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かなか恥ずかしい突破口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態は一刻を争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羞恥を理解できないでもないが、それしか
方法がないなら、取らざるを得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いうわけ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力を持たない我々からすれば、非常に
　心苦しい頼みなのだが、どうか助け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ー・・・まあ、しょうが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悠長にしている時間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作戦を実行しやすいように、ある物を兵に
　持たせ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少々アレな品だが、受けとっ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しかける前に、横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方不明になったのは騎士団長殿の妹様
との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してでも救出していただきた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際、恥は捨てるんだ！　妹様のため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も大変だね・・・同情す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